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style:text-position="sub 58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1cm" svg:height="0.9cm" svg:x="5.6cm" svg:y="3cm">
          <text:p text:style-name="P1"><text:span text:style-name="T1">e</text:span><text:span text:style-name="T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0.9cm" svg:x="9.7cm" svg:y="1.5cm">
          <text:p text:style-name="P1"><text:span text:style-name="T1">a</text:span><text:span text:style-name="T2">j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0.9cm" svg:x="9.7cm" svg:y="3cm">
          <text:p text:style-name="P1"><text:span text:style-name="T1">a</text:span><text:span text:style-name="T2">j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0.9cm" svg:x="9.7cm" svg:y="4.5cm">
          <text:p text:style-name="P1"><text:span text:style-name="T1">a</text:span><text:span text:style-name="T2">j,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5cm" svg:y1="3.1cm" svg:x2="9.7cm" svg:y2="1.9cm">
          <text:p/>
        </draw:line>
        <draw:line draw:style-name="gr3" draw:text-style-name="P1" draw:layer="layout" svg:x1="6.6cm" svg:y1="3.5cm" svg:x2="9.7cm" svg:y2="3.4cm">
          <text:p/>
        </draw:line>
        <draw:line draw:style-name="gr3" draw:text-style-name="P1" draw:layer="layout" svg:x1="6.5cm" svg:y1="3.8cm" svg:x2="9.7cm" svg:y2="5cm">
          <text:p/>
        </draw:line>
        <draw:custom-shape draw:style-name="gr4" draw:text-style-name="P2" draw:layer="layout" svg:width="1cm" svg:height="0.9cm" svg:x="13cm" svg:y="1.5cm">
          <text:p text:style-name="P1"><text:span text:style-name="T1">d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0.9cm" svg:x="13cm" svg:y="3cm">
          <text:p text:style-name="P1"><text:span text:style-name="T1">d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0.9cm" svg:x="13cm" svg:y="4.5cm">
          <text:p text:style-name="P1"><text:span text:style-name="T1">d</text:span><text:span text:style-name="T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7cm" svg:y1="4.9cm" svg:x2="13cm" svg:y2="4.9cm">
          <text:p/>
        </draw:line>
        <draw:line draw:style-name="gr3" draw:text-style-name="P1" draw:layer="layout" svg:x1="10.7cm" svg:y1="3.4cm" svg:x2="13cm" svg:y2="3.4cm">
          <text:p/>
        </draw:line>
        <draw:line draw:style-name="gr3" draw:text-style-name="P1" draw:layer="layout" svg:x1="10.7cm" svg:y1="1.9cm" svg:x2="13cm" svg:y2="1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 </meta:initial-creator>
    <meta:creation-date>2012-12-08T17:47:01</meta:creation-date>
    <dc:date>2012-12-08T17:55:07</dc:date>
    <dc:creator>Nicola </dc:creator>
    <meta:editing-duration>P0D</meta:editing-duration>
    <meta:editing-cycles>1</meta:editing-cycles>
    <meta:document-statistic meta:object-count="13"/>
    <meta:generator>LibreOffice/3.6$Linux_X86_64 LibreOffice_project/360m1$Build-102</meta:generator>
  </office:meta>
</office:document-meta>
</file>